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26ef10"/>
    </style:style>
    <style:style style:name="P3" style:family="paragraph" style:parent-style-name="Standard">
      <style:paragraph-properties fo:text-align="start" style:justify-single-word="false"/>
      <style:text-properties officeooo:paragraph-rsid="002e4c30"/>
    </style:style>
    <style:style style:name="P4" style:family="paragraph" style:parent-style-name="Standard">
      <style:paragraph-properties fo:text-align="center" style:justify-single-word="false"/>
      <style:text-properties officeooo:paragraph-rsid="0026ef10"/>
    </style:style>
    <style:style style:name="P5" style:family="paragraph" style:parent-style-name="Standard">
      <style:paragraph-properties fo:text-align="start" style:justify-single-word="false"/>
      <style:text-properties officeooo:rsid="002bf23c" officeooo:paragraph-rsid="002bf23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2bf23c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e4c3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6ef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1cb39" officeooo:paragraph-rsid="0031cb39"/>
    </style:style>
    <style:style style:name="T1" style:family="text">
      <style:text-properties officeooo:rsid="001d9ab3"/>
    </style:style>
    <style:style style:name="T2" style:family="text">
      <style:text-properties officeooo:rsid="0032324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32324f"/>
    </style:style>
    <style:style style:name="T5" style:family="text">
      <style:text-properties style:text-position="super 58%" officeooo:rsid="002e4c30"/>
    </style:style>
    <style:style style:name="T6" style:family="text">
      <style:text-properties officeooo:rsid="002e4c30"/>
    </style:style>
    <style:style style:name="T7" style:family="text">
      <style:text-properties style:font-name="Standard Symbols L" officeooo:rsid="002e4c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7" style:data-style-name="N0">7</text:variable-set>: Rotational Motion II</text:p>
      <text:p text:style-name="P4"/>
      <text:list xml:id="list8176871215927172428" text:style-name="L1">
        <text:list-item>
          <text:p text:style-name="P6">A 75 kg man stands on a 5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1552699765859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5"/>
      <text:list xml:id="list71551386694317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5"/>
      <text:p text:style-name="P5"/>
      <text:p text:style-name="P5"/>
      <text:list xml:id="list71553165917492" text:continue-numbering="true" text:style-name="L1">
        <text:list-item>
          <text:list>
            <text:list-header>
              <text:p text:style-name="P6"/>
            </text:list-header>
          </text:list>
        </text:list-item>
        <text:list-item>
          <text:p text:style-name="P7"><text:s/><text:span text:style-name="T6">A 15 m long hose is initally spooled around a reel that is initially at rest. <text:s/>The moent of inertia of the reel is 0.44 kg m</text:span><text:span text:style-name="T5">2</text:span><text:span text:style-name="T6">. <text:s/>Its radius is 0.16 m. <text:s/>When the reel is turning, a frictional torque of magnitude 3.4 m</text:span><text:span text:style-name="T7">´</text:span><text:span text:style-name="T6">N acts on the wheel. <text:s/>IF the hose is pulled so that the tension in the hose is a constant 25N, how long does it take to unwind the hose from the reel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551441554215" text:continue-numbering="true" text:style-name="L1">
        <text:list-item>
          <text:p text:style-name="P9">A bicycle is placed upside down during a maintanence check. <text:s/>The front wheel (m=1.3 kg) is allowed to spin at a rate of 4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  <text:p text:style-name="P7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551335643167" text:continue-numbering="true" text:style-name="L1">
        <text:list-item>
          <text:p text:style-name="P7"><text:soft-page-break/>The mass of the earth is 5.974 x 10<text:span text:style-name="T3">24</text:span> kilograms. <text:s/>Its radius is 6.387 x 10<text:span text:style-name="T3">6</text:span> m. <text:s/>The moment of inertia for a solid sphere is given by <draw:frame draw:style-name="fr2" draw:name="Object1" text:anchor-type="as-char" svg:width="0.7008in" svg:height="0.392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8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551981597365" text:continue-numbering="true" text:style-name="L1">
        <text:list-item>
          <text:list>
            <text:list-item>
              <text:p text:style-name="P8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553231827522" text:continue-numbering="true" text:style-name="L1">
        <text:list-item>
          <text:list>
            <text:list-item>
              <text:p text:style-name="P8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553256878118" text:continue-numbering="true" text:style-name="L1">
        <text:list-item>
          <text:p text:style-name="P8">The moon orbits the earth approximately once every 28 days. <text:s text:c="2"/>Its mass is 7.36 x 10<text:span text:style-name="T3">22</text:span> kg, and its orbit is in the same direction as the earth's rotation.</text:p>
          <text:list>
            <text:list-item>
              <text:p text:style-name="P8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552225779910" text:continue-numbering="true" text:style-name="L1">
        <text:list-item>
          <text:list>
            <text:list-item>
              <text:p text:style-name="P8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553248115053" text:continue-numbering="true" text:style-name="L1">
        <text:list-item>
          <text:list>
            <text:list-item>
              <text:p text:style-name="P8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551240007277" text:continue-numbering="true" text:style-name="L1">
        <text:list-item>
          <text:list>
            <text:list-item>
              <text:p text:style-name="P8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32324f"/>
    </style:style>
    <style:style style:name="MT3" style:family="text">
      <style:text-properties style:text-position="super 58%" officeooo:rsid="0032324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2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6-01-26T07:15:51.042953459" text:date-adjust="PT24H00M00S">01/27/16</text:date></text:span></text:p>
      </style:header>
      <style:footer>
        <text:p text:style-name="MP1"><text:span text:style-name="MT2">2</text:span><text:span text:style-name="MT3">nd</text:span><text:span text:style-name="MT2"> </text:span>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6:53:12.814609335</meta:creation-date>
    <meta:editing-duration>PT19M38S</meta:editing-duration>
    <meta:editing-cycles>14</meta:editing-cycles>
    <meta:generator>LibreOffice/4.3.7.2$Linux_X86_64 LibreOffice_project/430$Build-2</meta:generator>
    <meta:initial-creator>Jonas Williamson</meta:initial-creator>
    <dc:date>2016-01-26T07:15:50.926807350</dc:date>
    <meta:document-statistic meta:table-count="0" meta:image-count="1" meta:object-count="1" meta:page-count="2" meta:paragraph-count="17" meta:word-count="415" meta:character-count="2072" meta:non-whitespace-character-count="1657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